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er">
      <style:paragraph-properties fo:margin-left="2.501cm" fo:margin-right="0cm" fo:text-indent="0cm" style:auto-text-indent="false"/>
    </style:style>
    <style:style style:name="P5" style:family="paragraph" style:parent-style-name="Heading_20_1">
      <style:paragraph-properties fo:break-before="page"/>
    </style:style>
    <style:style style:name="P6" style:family="paragraph" style:parent-style-name="Text_20_body">
      <style:paragraph-properties fo:margin-top="0.101cm" fo:margin-bottom="0.347cm" style:contextual-spacing="false" fo:line-height="200%"/>
      <style:text-properties style:font-name="Calibri" fo:font-size="11pt" fo:font-weight="normal" style:font-size-asian="11pt" style:font-weight-asian="normal" style:font-size-complex="11pt" style:font-weight-complex="normal"/>
    </style:style>
    <style:style style:name="P7" style:family="paragraph" style:parent-style-name="Text_20_body" style:list-style-name="L1">
      <style:paragraph-properties fo:margin-top="0.101cm" fo:margin-bottom="0.347cm" style:contextual-spacing="false" fo:line-height="200%"/>
      <style:text-properties style:font-name="Calibri" fo:font-size="11pt" fo:font-weight="normal" style:font-size-asian="11pt" style:font-weight-asian="normal" style:font-size-complex="11pt" style:font-weight-complex="normal"/>
    </style:style>
    <style:style style:name="P8" style:family="paragraph" style:parent-style-name="Text_20_body">
      <style:paragraph-properties fo:break-before="page"/>
    </style:style>
    <style:style style:name="P9" style:family="paragraph" style:parent-style-name="Text_20_body">
      <style:paragraph-properties fo:margin-top="0.101cm" fo:margin-bottom="0.347cm" style:contextual-spacing="false" fo:line-height="200%"/>
    </style:style>
    <style:style style:name="P10" style:family="paragraph" style:parent-style-name="Text_20_body" style:list-style-name="L1">
      <style:paragraph-properties fo:margin-top="0.101cm" fo:margin-bottom="0.347cm" style:contextual-spacing="false" fo:line-height="200%"/>
    </style:style>
    <style:style style:name="P11" style:family="paragraph" style:parent-style-name="Text_20_body" style:list-style-name="L2">
      <style:paragraph-properties fo:margin-top="0.101cm" fo:margin-bottom="0.347cm" style:contextual-spacing="false" fo:line-height="200%"/>
    </style:style>
    <style:style style:name="P12" style:family="paragraph" style:parent-style-name="Text_20_body" style:list-style-name="L3">
      <style:paragraph-properties fo:margin-top="0.101cm" fo:margin-bottom="0.347cm" style:contextual-spacing="false" fo:line-height="200%"/>
    </style:style>
    <style:style style:name="P13" style:family="paragraph" style:parent-style-name="Text_20_body" style:list-style-name="L4">
      <style:paragraph-properties fo:margin-top="0.101cm" fo:margin-bottom="0.347cm" style:contextual-spacing="false" fo:line-height="200%"/>
    </style:style>
    <style:style style:name="P14" style:family="paragraph" style:parent-style-name="Text_20_body" style:list-style-name="L5">
      <style:paragraph-properties fo:margin-top="0.101cm" fo:margin-bottom="0.347cm" style:contextual-spacing="false" fo:line-height="200%"/>
    </style:style>
    <style:style style:name="P15" style:family="paragraph" style:parent-style-name="Text_20_body" style:list-style-name="L6">
      <style:paragraph-properties fo:margin-top="0.101cm" fo:margin-bottom="0.347cm" style:contextual-spacing="false" fo:line-height="200%"/>
    </style:style>
    <style:style style:name="P16" style:family="paragraph" style:parent-style-name="Text_20_body" style:list-style-name="L7">
      <style:paragraph-properties fo:margin-top="0.101cm" fo:margin-bottom="0.347cm" style:contextual-spacing="false" fo:line-height="200%"/>
    </style:style>
    <style:style style:name="P17" style:family="paragraph" style:parent-style-name="Text_20_body">
      <style:paragraph-properties fo:line-height="200%"/>
    </style:style>
    <style:style style:name="T1" style:family="text">
      <style:text-properties style:font-name="Calibri" fo:font-size="11pt" fo:font-weight="normal" style:font-size-asian="11pt" style:font-weight-asian="normal" style:font-size-complex="11pt" style:font-weight-complex="normal"/>
    </style:style>
    <style:style style:name="T2" style:family="text">
      <style:text-properties style:font-name="Calibri" fo:font-size="11pt" fo:font-weight="normal" officeooo:rsid="0016f3b0" style:font-size-asian="11pt" style:font-weight-asian="normal" style:font-size-complex="11pt" style:font-weight-complex="normal"/>
    </style:style>
    <style:style style:name="T3" style:family="text">
      <style:text-properties style:font-name="Calibri" fo:font-size="11pt" fo:font-weight="normal" officeooo:rsid="001e390f" style:font-size-asian="11pt" style:font-weight-asian="normal" style:font-size-complex="11pt" style:font-weight-complex="normal"/>
    </style:style>
    <style:style style:name="T4" style:family="text">
      <style:text-properties style:font-name="Calibri" fo:font-size="11pt" fo:font-weight="normal" officeooo:rsid="001e7e8a" style:font-size-asian="11pt" style:font-weight-asian="normal" style:font-size-complex="11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Servidor para la Gestión de Reservas Online</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Sumario</text:p>
          </text:index-title>
          <text:p text:style-name="P1"><text:a xlink:type="simple" xlink:href="#__RefHeading___Toc97_2499241516" text:style-name="Index_20_Link" text:visited-style-name="Index_20_Link">1. Introducción<text:tab/>3</text:a></text:p>
          <text:p text:style-name="P1"><text:a xlink:type="simple" xlink:href="#__RefHeading___Toc99_2499241516" text:style-name="Index_20_Link" text:visited-style-name="Index_20_Link">2. Objeto del proyecto<text:tab/>3</text:a></text:p>
          <text:p text:style-name="P2"><text:a xlink:type="simple" xlink:href="#__RefHeading___Toc101_2499241516" text:style-name="Index_20_Link" text:visited-style-name="Index_20_Link">2.1 Propósito general<text:tab/>3</text:a></text:p>
          <text:p text:style-name="P2"><text:a xlink:type="simple" xlink:href="#__RefHeading___Toc103_2499241516" text:style-name="Index_20_Link" text:visited-style-name="Index_20_Link">2.2 Objetivos específicos<text:tab/>3</text:a></text:p>
          <text:p text:style-name="P1"><text:a xlink:type="simple" xlink:href="#__RefHeading___Toc105_2499241516" text:style-name="Index_20_Link" text:visited-style-name="Index_20_Link">3. Alcance<text:tab/>4</text:a></text:p>
          <text:p text:style-name="P2"><text:a xlink:type="simple" xlink:href="#__RefHeading___Toc107_2499241516" text:style-name="Index_20_Link" text:visited-style-name="Index_20_Link">3.1 Elementos incluidos<text:tab/>4</text:a></text:p>
          <text:p text:style-name="P2"><text:a xlink:type="simple" xlink:href="#__RefHeading___Toc109_2499241516" text:style-name="Index_20_Link" text:visited-style-name="Index_20_Link">3.2 Elementos excluidos<text:tab/>4</text:a></text:p>
          <text:p text:style-name="P1"><text:a xlink:type="simple" xlink:href="#__RefHeading___Toc111_2499241516" text:style-name="Index_20_Link" text:visited-style-name="Index_20_Link">4. Descripción de la solución propuesta<text:tab/>4</text:a></text:p>
          <text:p text:style-name="P2"><text:a xlink:type="simple" xlink:href="#__RefHeading___Toc113_2499241516" text:style-name="Index_20_Link" text:visited-style-name="Index_20_Link">4.1 Arquitectura general<text:tab/>4</text:a></text:p>
          <text:p text:style-name="P2"><text:a xlink:type="simple" xlink:href="#__RefHeading___Toc115_2499241516" text:style-name="Index_20_Link" text:visited-style-name="Index_20_Link">4.2 Flujo de funcionamiento<text:tab/>5</text:a></text:p>
          <text:p text:style-name="P2"><text:a xlink:type="simple" xlink:href="#__RefHeading___Toc117_2499241516" text:style-name="Index_20_Link" text:visited-style-name="Index_20_Link">4.3 Usuarios del sistema<text:tab/>5</text:a></text:p>
          <text:p text:style-name="P2"><text:a xlink:type="simple" xlink:href="#__RefHeading___Toc119_2499241516" text:style-name="Index_20_Link" text:visited-style-name="Index_20_Link">4.4 Beneficios del sistema<text:tab/>5</text:a></text:p>
          <text:p text:style-name="P1"><text:a xlink:type="simple" xlink:href="#__RefHeading___Toc121_2499241516" text:style-name="Index_20_Link" text:visited-style-name="Index_20_Link">5. Conclusión<text:tab/>5</text:a></text:p>
        </text:index-body>
      </text:table-of-content>
      <text:p text:style-name="Text_20_body"/>
      <text:h text:style-name="P5" text:outline-level="1"><text:bookmark-start text:name="__RefHeading___Toc97_2499241516"/><text:span text:style-name="Strong_20_Emphasis">1. Introducción</text:span><text:bookmark-end text:name="__RefHeading___Toc97_2499241516"/></text:h>
      <text:p text:style-name="P6"><text:tab/>En la actualidad, la digitalización de los procesos empresariales es una necesidad fundamental para cualquier negocio que desee ofrecer un servicio ágil, organizado y accesible. Muchos pequeños establecimientos <text:s/>como peluquerías, academias o talleres continúan gestionando sus citas mediante agendas físicas o mensajes directos, lo que con frecuencia genera errores, duplicidad de información y pérdida de tiempo.</text:p>
      <text:p text:style-name="P6"><text:tab/>El desarrollo de aplicaciones cliente servidor ha permitido optimizar este tipo de gestiones, al centralizar la información y hacerla accesible desde diferentes dispositivos conectados a Internet.</text:p>
      <text:p text:style-name="P9"><text:span text:style-name="T1"><text:tab/>En este contexto, el proyecto propone el diseño e implementación de un </text:span><text:span text:style-name="Strong_20_Emphasis"><text:span text:style-name="T1">sistema web cliente servidor para la gestión de reservas online</text:span></text:span><text:span text:style-name="T1">, </text:span><text:span text:style-name="T2">su objetivo</text:span><text:span text:style-name="T1"> es proporcionar una herramienta práctica, segura y adaptable que facilite la administración de citas tanto para los negocios como para sus clientes</text:span></text:p>
      <text:p text:style-name="P6"><text:tab/>Este documento presenta la especificación inicial del proyecto, describiendo su propósito, alcance, principales funcionalidades y la solución técnica propuesta.</text:p>
      <text:h text:style-name="Heading_20_1" text:outline-level="1"><text:bookmark-start text:name="__RefHeading___Toc99_2499241516"/><text:span text:style-name="Strong_20_Emphasis">2. Objeto del proyecto</text:span><text:bookmark-end text:name="__RefHeading___Toc99_2499241516"/></text:h>
      <text:h text:style-name="Heading_20_2" text:outline-level="2"><text:bookmark-start text:name="__RefHeading___Toc101_2499241516"/><text:span text:style-name="Strong_20_Emphasis">2.1 Propósito general</text:span><text:bookmark-end text:name="__RefHeading___Toc101_2499241516"/></text:h>
      <text:p text:style-name="P9"><text:span text:style-name="T1"><text:tab/>El propósito de este proyecto es desarrollar una aplicación web basada en una arquitectura cliente servidor que permita gestionar de forma eficiente las reservas realizadas por los usuarios de un negocio. El sistema integrará un </text:span><text:span text:style-name="Strong_20_Emphasis"><text:span text:style-name="T1">servidor backend</text:span></text:span><text:span text:style-name="T1"> encargado del procesamiento de la información y un </text:span><text:span text:style-name="Strong_20_Emphasis"><text:span text:style-name="T1">cliente web</text:span></text:span><text:span text:style-name="T1"> que proporcionará una interfaz intuitiva para la interacción del usuario.</text:span></text:p>
      <text:p text:style-name="P6"><text:tab/>De esta manera, se busca optimizar la administración de horarios, reducir errores humanos y ofrecer una experiencia de reserva moderna y accesible.</text:p>
      <text:h text:style-name="Heading_20_2" text:outline-level="2"><text:bookmark-start text:name="__RefHeading___Toc103_2499241516"/><text:soft-page-break/><text:span text:style-name="Strong_20_Emphasis">2.2 Objetivos específicos</text:span><text:bookmark-end text:name="__RefHeading___Toc103_2499241516"/></text:h>
      <text:list text:style-name="L1">
        <text:list-item>
          <text:p text:style-name="P10"><text:span text:style-name="T1">Diseñar e implementar un servidor web con una </text:span><text:span text:style-name="Strong_20_Emphasis"><text:span text:style-name="T1">API RESTful</text:span></text:span><text:span text:style-name="T1"> que permita el manejo de usuarios, reservas y horarios.</text:span></text:p>
        </text:list-item>
        <text:list-item>
          <text:p text:style-name="P10"><text:span text:style-name="T1">Crear un cliente web que consuma la API y ofrezca una interfaz gráfica amigable.</text:span></text:p>
        </text:list-item>
        <text:list-item>
          <text:p text:style-name="P10"><text:span text:style-name="T1">Mantener los datos de forma </text:span><text:span text:style-name="Strong_20_Emphasis"><text:span text:style-name="T1">persistente y estructurada</text:span></text:span><text:span text:style-name="T1"> mediante una base de datos relacional.</text:span></text:p>
        </text:list-item>
        <text:list-item>
          <text:p text:style-name="P7">Documentar la API y el funcionamiento del sistema siguiendo buenas prácticas de ingeniería de software.</text:p>
        </text:list-item>
      </text:list>
      <text:h text:style-name="Heading_20_1" text:outline-level="1"><text:bookmark-start text:name="__RefHeading___Toc105_2499241516"/><text:span text:style-name="Strong_20_Emphasis">3. Alcance</text:span><text:bookmark-end text:name="__RefHeading___Toc105_2499241516"/></text:h>
      <text:h text:style-name="Heading_20_2" text:outline-level="2"><text:bookmark-start text:name="__RefHeading___Toc107_2499241516"/><text:span text:style-name="Strong_20_Emphasis">3.1 Elementos incluidos</text:span><text:bookmark-end text:name="__RefHeading___Toc107_2499241516"/></text:h>
      <text:p text:style-name="P9"><text:span text:style-name="T1"><text:tab/>El sistema incluirá las siguientes funcionalidades principales:</text:span></text:p>
      <text:list text:style-name="L2">
        <text:list-item>
          <text:p text:style-name="P11"><text:span text:style-name="Strong_20_Emphasis"><text:span text:style-name="T1">Base de datos:</text:span></text:span><text:span text:style-name="T1"> implementación en PostgreSQL para almacenar información de usuarios, clientes, horarios y citas.</text:span></text:p>
        </text:list-item>
        <text:list-item>
          <text:p text:style-name="P11"><text:span text:style-name="Strong_20_Emphasis"><text:span text:style-name="T1">Autenti</text:span></text:span><text:span text:style-name="Strong_20_Emphasis"><text:span text:style-name="T4">fi</text:span></text:span><text:span text:style-name="Strong_20_Emphasis"><text:span text:style-name="T1">cación y seguridad:</text:span></text:span><text:span text:style-name="T1"> uso de tokens JWT (JSON Web Tokens) para la validación de sesiones y protección de rutas.</text:span></text:p>
        </text:list-item>
        <text:list-item>
          <text:p text:style-name="P11"><text:span text:style-name="Strong_20_Emphasis"><text:span text:style-name="T1">Cliente web:</text:span></text:span><text:span text:style-name="T1"> desarrollado con React o Vue.js, que consumirá la API mediante peticiones HTTP y permitirá la gestión visual de datos.</text:span></text:p>
        </text:list-item>
        <text:list-item>
          <text:p text:style-name="P11"><text:span text:style-name="Strong_20_Emphasis"><text:span text:style-name="T1">Roles de usuario:</text:span></text:span><text:span text:style-name="T1"> distinción entre administrador (gestión completa) y cliente (realización de reservas).</text:span></text:p>
        </text:list-item>
        <text:list-item>
          <text:p text:style-name="P11"><text:span text:style-name="Strong_20_Emphasis"><text:span text:style-name="T1">Documentación técnica:</text:span></text:span><text:span text:style-name="T1"> generación de documentación de la API mediante Swagger u OpenAPI.</text:span></text:p>
        </text:list-item>
      </text:list>
      <text:h text:style-name="Heading_20_2" text:outline-level="2"><text:bookmark-start text:name="__RefHeading___Toc109_2499241516"/><text:soft-page-break/><text:span text:style-name="Strong_20_Emphasis">3.2 Elementos excluidos</text:span><text:bookmark-end text:name="__RefHeading___Toc109_2499241516"/></text:h>
      <text:p text:style-name="P9"><text:span text:style-name="Strong_20_Emphasis"><text:span text:style-name="T1"><text:tab/>Debido a los límites temporales y al alcance académico del proyecto, no se incluirán las siguientes características:</text:span></text:span></text:p>
      <text:list text:style-name="L3">
        <text:list-item>
          <text:p text:style-name="P12"><text:span text:style-name="Strong_20_Emphasis"><text:span text:style-name="T1">Desarrollo de aplicaciones móviles nativas.</text:span></text:span></text:p>
        </text:list-item>
        <text:list-item>
          <text:p text:style-name="P12"><text:span text:style-name="Strong_20_Emphasis"><text:span text:style-name="T1">Integración con pasarelas de pago o servicios de mensajería.</text:span></text:span></text:p>
        </text:list-item>
        <text:list-item>
          <text:p text:style-name="P12"><text:span text:style-name="Strong_20_Emphasis"><text:span text:style-name="T1">Despliegue en servidores comerciales o entornos de alta concurrencia.</text:span></text:span></text:p>
        </text:list-item>
        <text:list-item>
          <text:p text:style-name="P12"><text:span text:style-name="Strong_20_Emphasis"><text:span text:style-name="T1">Incorporación de notificaciones automáticas o chat en tiempo real.</text:span></text:span></text:p>
        </text:list-item>
      </text:list>
      <text:p text:style-name="P9"><text:span text:style-name="Strong_20_Emphasis"><text:span text:style-name="T1"><text:tab/>El proyecto se enfocará exclusivamente en la implementación funcional del sistema básico de reservas y la comunicación entre cliente y servidor.</text:span></text:span></text:p>
      <text:h text:style-name="Heading_20_1" text:outline-level="1"><text:bookmark-start text:name="__RefHeading___Toc111_2499241516"/><text:span text:style-name="Strong_20_Emphasis">4. Descripción de la solución propuesta</text:span><text:bookmark-end text:name="__RefHeading___Toc111_2499241516"/></text:h>
      <text:h text:style-name="Heading_20_2" text:outline-level="2"><text:bookmark-start text:name="__RefHeading___Toc113_2499241516"/><text:span text:style-name="Strong_20_Emphasis">4.1 Arquitectura general</text:span><text:bookmark-end text:name="__RefHeading___Toc113_2499241516"/></text:h>
      <text:p text:style-name="P9"><text:span text:style-name="Strong_20_Emphasis"><text:span text:style-name="T1"><text:tab/>El sistema seguirá una arquitectura cliente–servidor clásica, en la que el servidor centralizará la lógica de negocio y la gestión de datos, mientras que el cliente actuará como interfaz visual para los usuarios finales.</text:span></text:span></text:p>
      <text:list text:style-name="L4">
        <text:list-item>
          <text:p text:style-name="P13"><text:span text:style-name="Strong_20_Emphasis"><text:span text:style-name="T1">Servidor (Backend):</text:span></text:span></text:p>
          <text:list>
            <text:list-item>
              <text:p text:style-name="P13"><text:span text:style-name="Strong_20_Emphasis"><text:span text:style-name="T1">Desarrollado con Node.js y el framework Express.</text:span></text:span></text:p>
            </text:list-item>
            <text:list-item>
              <text:p text:style-name="P13"><text:span text:style-name="Strong_20_Emphasis"><text:span text:style-name="T1">Implementación de rutas REST para gestionar usuarios, horarios y reservas.</text:span></text:span></text:p>
            </text:list-item>
            <text:list-item>
              <text:p text:style-name="P13"><text:span text:style-name="Strong_20_Emphasis"><text:span text:style-name="T1">Conexión a una base de datos PostgreSQL.</text:span></text:span></text:p>
            </text:list-item>
            <text:list-item>
              <text:p text:style-name="P13"><text:span text:style-name="Strong_20_Emphasis"><text:span text:style-name="T1">Validación y control de errores.</text:span></text:span></text:p>
            </text:list-item>
            <text:list-item>
              <text:p text:style-name="P13"><text:soft-page-break/><text:span text:style-name="Strong_20_Emphasis"><text:span text:style-name="T1">Implementación de autenticación mediante JWT.</text:span></text:span></text:p>
            </text:list-item>
          </text:list>
        </text:list-item>
        <text:list-item>
          <text:p text:style-name="P13"><text:span text:style-name="Strong_20_Emphasis"><text:span text:style-name="T1">Cliente (Frontend):</text:span></text:span></text:p>
          <text:list>
            <text:list-item>
              <text:p text:style-name="P13"><text:span text:style-name="Strong_20_Emphasis"><text:span text:style-name="T1">Desarrollado con React.</text:span></text:span></text:p>
            </text:list-item>
            <text:list-item>
              <text:p text:style-name="P13"><text:span text:style-name="Strong_20_Emphasis"><text:span text:style-name="T1">Interfaz adaptada para ordenadores y dispositivos móviles.</text:span></text:span></text:p>
            </text:list-item>
            <text:list-item>
              <text:p text:style-name="P13"><text:span text:style-name="Strong_20_Emphasis"><text:span text:style-name="T1">Comunicación con el servidor mediante peticiones HTTP (Axios o Fetch).</text:span></text:span></text:p>
            </text:list-item>
            <text:list-item>
              <text:p text:style-name="P13"><text:span text:style-name="Strong_20_Emphasis"><text:span text:style-name="T1">Formularios de registro, inicio de sesión y reserva.</text:span></text:span></text:p>
            </text:list-item>
          </text:list>
        </text:list-item>
      </text:list>
      <text:p text:style-name="P9"><text:span text:style-name="Strong_20_Emphasis"><text:span text:style-name="T1"><text:tab/>La comunicación entre cliente y servidor se realizará mediante el intercambio de datos en formato JSON a través del protocolo HTTP.</text:span></text:span></text:p>
      <text:h text:style-name="Heading_20_2" text:outline-level="2"><text:bookmark-start text:name="__RefHeading___Toc115_2499241516"/><text:span text:style-name="Strong_20_Emphasis">4.2 Flujo de funcionamiento</text:span><text:bookmark-end text:name="__RefHeading___Toc115_2499241516"/></text:h>
      <text:list text:style-name="L5">
        <text:list-item>
          <text:p text:style-name="P14"><text:span text:style-name="Strong_20_Emphasis"><text:span text:style-name="T1">El cliente accede a la aplicación web e inicia sesión en el sistema.</text:span></text:span></text:p>
        </text:list-item>
        <text:list-item>
          <text:p text:style-name="P14"><text:span text:style-name="Strong_20_Emphasis"><text:span text:style-name="T1">El servidor valida las credenciales y devuelve un token de autenticación.</text:span></text:span></text:p>
        </text:list-item>
        <text:list-item>
          <text:p text:style-name="P14"><text:span text:style-name="Strong_20_Emphasis"><text:span text:style-name="T1">El usuario, según su rol, podrá acceder a distintas secciones:</text:span></text:span></text:p>
          <text:list>
            <text:list-item>
              <text:p text:style-name="P14"><text:span text:style-name="Strong_20_Emphasis"><text:span text:style-name="T1">Administrador: crear, modificar o eliminar horarios, usuarios y reservas.</text:span></text:span></text:p>
            </text:list-item>
            <text:list-item>
              <text:p text:style-name="P14"><text:span text:style-name="Strong_20_Emphasis"><text:span text:style-name="T1">Cliente: visualizar horarios disponibles y realizar reservas.</text:span></text:span></text:p>
            </text:list-item>
          </text:list>
        </text:list-item>
        <text:list-item>
          <text:p text:style-name="P14"><text:span text:style-name="Strong_20_Emphasis"><text:span text:style-name="T1">Toda la información se almacena en la base de datos y se actualiza en tiempo real.</text:span></text:span></text:p>
        </text:list-item>
      </text:list>
      <text:h text:style-name="Heading_20_2" text:outline-level="2"><text:bookmark-start text:name="__RefHeading___Toc117_2499241516"/><text:span text:style-name="Strong_20_Emphasis">4.3 Usuarios del sistema</text:span><text:bookmark-end text:name="__RefHeading___Toc117_2499241516"/></text:h>
      <text:list text:style-name="L6">
        <text:list-item>
          <text:p text:style-name="P15"><text:span text:style-name="Strong_20_Emphasis"><text:span text:style-name="T1">Administradores: encargados de configurar el negocio, gestionar clientes y controlar las reservas.</text:span></text:span></text:p>
        </text:list-item>
        <text:list-item>
          <text:p text:style-name="P15"><text:span text:style-name="Strong_20_Emphasis"><text:span text:style-name="T1">Clientes: usuarios finales que acceden al sistema para reservar citas de manera rápida y cómoda.</text:span></text:span></text:p>
        </text:list-item>
      </text:list>
      <text:h text:style-name="Heading_20_2" text:outline-level="2"><text:bookmark-start text:name="__RefHeading___Toc119_2499241516"/><text:soft-page-break/><text:span text:style-name="Strong_20_Emphasis">4.4 Beneficios del sistema</text:span><text:bookmark-end text:name="__RefHeading___Toc119_2499241516"/></text:h>
      <text:p text:style-name="P9"><text:span text:style-name="Strong_20_Emphasis"><text:span text:style-name="T1">El sistema ofrecerá diversas ventajas tanto para los negocios como para los usuarios:</text:span></text:span></text:p>
      <text:list text:style-name="L7">
        <text:list-item>
          <text:p text:style-name="P16"><text:span text:style-name="Strong_20_Emphasis"><text:span text:style-name="T1">Organización eficiente de horarios y citas.</text:span></text:span></text:p>
        </text:list-item>
        <text:list-item>
          <text:p text:style-name="P16"><text:span text:style-name="Strong_20_Emphasis"><text:span text:style-name="T1">Reducción de errores y cancelaciones.</text:span></text:span></text:p>
        </text:list-item>
        <text:list-item>
          <text:p text:style-name="P16"><text:span text:style-name="Strong_20_Emphasis"><text:span text:style-name="T1">Acceso a la información en tiempo real desde cualquier dispositivo.</text:span></text:span></text:p>
        </text:list-item>
        <text:list-item>
          <text:p text:style-name="P16"><text:span text:style-name="Strong_20_Emphasis"><text:span text:style-name="T1">Mejora en la experiencia de usuario y en la atención al cliente.</text:span></text:span></text:p>
        </text:list-item>
        <text:list-item>
          <text:p text:style-name="P16"><text:span text:style-name="Strong_20_Emphasis"><text:span text:style-name="T1">Posibilidad de expansión futura hacia nuevas funcionalidades.</text:span></text:span></text:p>
        </text:list-item>
      </text:list>
      <text:h text:style-name="Heading_20_1" text:outline-level="1"><text:bookmark-start text:name="__RefHeading___Toc121_2499241516"/><text:span text:style-name="Strong_20_Emphasis">5. Conclusión</text:span><text:bookmark-end text:name="__RefHeading___Toc121_2499241516"/></text:h>
      <text:p text:style-name="P9"><text:span text:style-name="Strong_20_Emphasis"><text:span text:style-name="T1"><text:tab/>El desarrollo de este sistema web cliente servidor representa una oportunidad para aplicar de manera práctica los conocimientos adquiridos en los módulos de programación, bases de datos y entornos de desarrollo. La solución propuesta busca dar respuesta a una necesidad real de los negocios locales, al ofrecer una herramienta digital moderna y flexible para la gestión de reservas.</text:span></text:span></text:p>
      <text:p text:style-name="P17"><text:span text:style-name="Strong_20_Emphasis"><text:span text:style-name="T1"><text:tab/>Esta especificación inicial sienta las bases del trabajo posterior de diseño, implementación y pruebas, constituyendo el punto de partida para el desarrollo completo del proyecto intermodular.</text:span></text:span></text:p>
      <text:p text:style-name="Standard"><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2.501cm" fo:margin-right="0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tab/><text:tab/><text:page-number text:select-page="current">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7T19:13:57.237841079</meta:creation-date>
    <dc:date>2025-11-07T19:41:16.532637236</dc:date>
    <meta:editing-duration>PT27M13S</meta:editing-duration>
    <meta:editing-cycles>13</meta:editing-cycles>
    <meta:generator>LibreOffice/7.5.6.2$Linux_X86_64 LibreOffice_project/50$Build-2</meta:generator>
    <meta:document-statistic meta:table-count="0" meta:image-count="0" meta:object-count="0" meta:page-count="7" meta:paragraph-count="80" meta:word-count="942" meta:character-count="6187" meta:non-whitespace-character-count="5347"/>
  </office:meta>
</office:document-meta>
</file>